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0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10" office:value-type="string">
            <text:p>Home (OS X)</text:p>
          </table:table-cell>
          <table:table-cell table:style-name="ce11" office:value-type="string">
            <text:p>Home (OS X)</text:p>
          </table:table-cell>
          <table:table-cell table:style-name="ce11" office:value-type="string">
            <text:p>Home (Linux)</text:p>
          </table:table-cell>
          <table:table-cell table:style-name="ce11" office:value-type="string">
            <text:p>Work (Linux)</text:p>
          </table:table-cell>
          <table:table-cell table:style-name="ce11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7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office:value-type="float" office:value="0.0019">
            <text:p>0.0019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7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office:value-type="float" office:value="0.0808">
            <text:p>0.0808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7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7" office:value-type="float" office:value="0.6">
            <text:p>0.6000</text:p>
          </table:table-cell>
          <table:table-cell office:value-type="float" office:value="0.001">
            <text:p>0.0010</text:p>
          </table:table-cell>
          <table:table-cell office:value-type="float" office:value="0.0058">
            <text:p>0.0058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7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office:value-type="float" office:value="0.5794">
            <text:p>0.5794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7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office:value-type="float" office:value="5.2235">
            <text:p>5.2235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7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01">
            <text:p>0.0010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7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0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/>
          <table:table-cell office:value-type="float" office:value="131.5065">
            <text:p>131.51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/10/2010</text:date>, <text:time>23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6T23:14:30</dc:date>
    <meta:editing-duration>PT08H12M28S</meta:editing-duration>
    <meta:editing-cycles>10</meta:editing-cycles>
    <meta:generator>OpenOffice.org/3.2$Unix OpenOffice.org_project/320m12$Build-9483</meta:generator>
    <dc:creator>Vilya Harvey</dc:creator>
    <meta:document-statistic meta:table-count="2" meta:cell-count="67" meta:object-count="0"/>
  </office:meta>
</office:document-meta>
</file>